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delle" svg:font-family="adelle, Georgia, 'Times New Roman', 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eeeeee" draw:opacity="100%"/>
      <style:paragraph-properties fo:margin-left="0cm" fo:margin-right="0cm" fo:margin-top="0.265cm" fo:margin-bottom="0.265cm" loext:contextual-spacing="false" style:line-height-at-least="0.476cm" fo:orphans="2" fo:widows="2" fo:text-indent="0cm" style:auto-text-indent="false" fo:background-color="#eeeeee" fo:padding-left="0.053cm" fo:padding-right="0cm" fo:padding-top="0.053cm" fo:padding-bottom="0.053cm" fo:border-left="0.06pt solid #efeee6" fo:border-right="none" fo:border-top="0.06pt solid #efeee6" fo:border-bottom="0.06pt solid #efeee6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4e443c" style:font-name="adelle" fo:font-size="10.5pt" fo:letter-spacing="normal" fo:font-style="normal" fo:font-weight="normal"/>
    </style:style>
    <style:style style:name="T1" style:family="text">
      <style:text-properties fo:font-variant="normal" fo:text-transform="none" fo:color="#333333" style:font-name="monospace" fo:font-size="10.5pt" fo:letter-spacing="normal" fo:font-style="normal" fo:font-weight="normal" fo:background-color="#eeeeee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sudo apt install git</text:span></text:span></text:p>
      <text:p text:style-name="P2"/>
      <text:p text:style-name="Standard">git config --global user.name "Maxim Bondarenko"</text:p>
      <text:p text:style-name="Standard">git config --global user.email "maximbond089@gmail.com"</text:p>
      <text:p text:style-name="Standard">git config --global color.ui true</text:p>
      <text:p text:style-name="Standard"/>
      <text:p text:style-name="Standard">mkdir GitEdu</text:p>
      <text:p text:style-name="Standard">cd GitEdu</text:p>
      <text:p text:style-name="Standard"/>
      <text:p text:style-name="Standard">git ini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delle" svg:font-family="adelle, Georgia, 'Times New Roman', 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2:26:32.589762331</meta:creation-date>
    <meta:generator>LibreOffice/6.4.6.2$Linux_X86_64 LibreOffice_project/40$Build-2</meta:generator>
    <dc:date>2020-12-07T13:37:57.801837979</dc:date>
    <meta:editing-duration>PT20M49S</meta:editing-duration>
    <meta:editing-cycles>1</meta:editing-cycles>
    <meta:document-statistic meta:table-count="0" meta:image-count="0" meta:object-count="0" meta:page-count="1" meta:paragraph-count="7" meta:word-count="29" meta:character-count="185" meta:non-whitespace-character-count="166"/>
  </office:meta>
</office:document-meta>
</file>